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Compiler.proce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eCompiler.addNode( Object node , HashTree subTre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PreCompiler.PreCompiler( boolean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Compiler.subtrac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eCompiler.PreCompi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